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5" style:family="paragraph" style:parent-style-name="List_20_Paragraph">
      <style:text-properties fo:font-size="12pt" style:font-size-asian="12pt" style:font-size-complex="12pt"/>
    </style:style>
    <style:style style:name="P6" style:family="paragraph" style:parent-style-name="List_20_Paragraph" style:list-style-name="WWNum1">
      <style:text-properties fo:font-size="12pt" fo:font-style="italic" style:font-size-asian="12pt" style:font-style-asian="italic" style:font-size-complex="12pt" style:font-style-complex="italic"/>
    </style:style>
    <style:style style:name="P7" style:family="paragraph" style:parent-style-name="List_20_Paragraph">
      <style:text-properties fo:font-size="12pt" style:font-size-asian="12pt" style:font-size-complex="12pt"/>
    </style:style>
    <style:style style:name="P8" style:family="paragraph" style:parent-style-name="List_20_Paragraph" style:list-style-name="WWNum1">
      <style:text-properties fo:font-size="12pt" style:font-size-asian="12pt" style:font-size-complex="12pt"/>
    </style:style>
    <style:style style:name="P9" style:family="paragraph" style:parent-style-name="Standard" style:master-page-name="Standard">
      <style:paragraph-properties style:page-number="auto"/>
      <style:text-properties fo:font-size="18pt" style:font-size-asian="18pt" style:font-size-complex="18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fo:font-size="18pt" style:font-size-asian="18pt" style:font-size-complex="18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ATonTS</text:p>
      <text:p text:style-name="P2">Il progetto permette di visualizzare e modificare preferenze sui luoghi e date relative a determinati eventi.</text:p>
      <text:p text:style-name="P2">L’applicazione sviluppata in JavaFX prevede una distinzione tra utente semplice e amministratore. <text:s/>In base alla tipologia di utente si potranno eseguire diverse operazioni sulle preferenze, attività, workspaces… </text:p>
      <text:p text:style-name="P2">Il Bot Telegram non prevede una distinzione tra user e admin, le operazioni sono limitate alla visualizzazione e modifica delle preferenze.</text:p>
      <text:p text:style-name="Standard"/>
      <text:p text:style-name="P11">Prima di iniziare</text:p>
      <text:p text:style-name="P11"><text:span text:style-name="T1">Per utilizzare l’applicazione FX e il bot Telegram, nel caso in cui il file .jar si trovi al difuori della cartella con i file .json di default, è necessario importare il file utenti.json e worksapces.json tramite l’apposito bottone di import. </text:span></text:p>
      <text:p text:style-name="P2">Non è possibile importare file senza estensione .json</text:p>
      <text:p text:style-name="P1"/>
      <text:p text:style-name="P11">Modalità d’uso</text:p>
      <text:p text:style-name="Standard"><text:s/><text:span text:style-name="T2">Telegram</text:span></text:p>
      <text:p text:style-name="P2">per poter utilizzare il bot Telegram l’utente deve accedere usando le proprie credenziali d’accesso separate da “ ; ” <text:s/>{“Username”; “Password” }. </text:p>
      <text:p text:style-name="P2">Non è possibile registrarsi dal bot, l’utente deve essere già presente all’interno del file “users.json”, l’aggiunta di nuovi utenti può essere effettuata da un admin tramite l’applicazione FX.</text:p>
      <text:p text:style-name="P2">Dopo il login saranno possibili 3 operazioni:</text:p>
      <text:p text:style-name="P5"/>
      <text:list xml:id="list5501176385792992587" text:style-name="WWNum1">
        <text:list-item>
          <text:p text:style-name="P6">/getActivity</text:p>
        </text:list-item>
      </text:list>
      <text:p text:style-name="P5">Fornisce le informazioni sulle preferenze di tutte le attività a cui partecipa l’utente</text:p>
      <text:p text:style-name="P5"/>
      <text:list xml:id="list38772815" text:continue-numbering="true" text:style-name="WWNum1">
        <text:list-item>
          <text:p text:style-name="P6">/newPreference</text:p>
        </text:list-item>
      </text:list>
      <text:p text:style-name="P5">Permette di modificare le preferenze di un’attività a scelta. L’utente dovrà scegliere la data e/o il luogo in cui desidera svolgere l’attività.</text:p>
      <text:p text:style-name="P5"/>
      <text:list xml:id="list38764286" text:continue-numbering="true" text:style-name="WWNum1">
        <text:list-item>
          <text:p text:style-name="P6">/deletePreference</text:p>
        </text:list-item>
      </text:list>
      <text:p text:style-name="P5"><text:soft-page-break/>Permette di “eliminare” una preferenza a scelta. I campi data e luogo verranno settati a “non selezionata/o”</text:p>
      <text:p text:style-name="P2"/>
      <text:p text:style-name="P2">Il bot non prevede altri comandi, la risposta a qualsiasi altro input diverso da quelli indicati sopra sarà uguale al testo contenuto nel file HELP.txt: </text:p>
      <text:p text:style-name="P2">“Mi puoi controllare usando i seguenti comandi: /getActivity - Ti informo in quali attivity sei iscritto e le preferenze che hai scelto.</text:p>
      <text:p text:style-name="P2">/newPreference puoi aggiungere una preferenza </text:p>
      <text:p text:style-name="P2">/deletePreference puoi cancellare una preferenza”</text:p>
      <text:p text:style-name="P2"/>
      <text:p text:style-name="P13">Nota aggiuntiva</text:p>
      <text:p text:style-name="P2">Solo gli utenti semplici possono accedere al bot telgram visto che sono gli unici a poter esprimere le prefrenze</text:p>
      <text:p text:style-name="P2"/>
      <text:p text:style-name="P1">Applicazione FX</text:p>
      <text:p text:style-name="P2">Per utilizzare l’applicazione è necessario l’accesso dalla finestra di login</text:p>
      <text:list xml:id="list38786035" text:continue-numbering="true" text:style-name="WWNum1">
        <text:list-item>
          <text:p text:style-name="P8">Utente amministratore</text:p>
          <text:p text:style-name="P8">Dopo il login l'app permette di visualizzare i workspaces gestiti dall'amministratore, di crearne e modificarne di nuovi, e di aggiungere e modificare attività e relativi utenti.</text:p>
          <text:p text:style-name="P8">Permette inoltre di visualizzare le preferenze date da ciascun utente nell'attività, in caso di omissione da parte di quest'ultimo, verrà visualizzata la dicitura “Non selezionato”.</text:p>
        </text:list-item>
        <text:list-item>
          <text:p text:style-name="P8">Utente semplice</text:p>
        </text:list-item>
      </text:list>
      <text:p text:style-name="P3">Dopo il login l’app ci permetterà di visualizzare i workspaces a cui partecipa l’utente e le relative attività. </text:p>
      <text:p text:style-name="P3">Qualora l’utente volesse modificare una delle sue preferenze tramite l’apposito bottone “modifica data/ora” comparirà una finestra pop-up dalla quale non sarà possibile uscire prima di salvare o annullare le modifiche delle preferenze. </text:p>
      <text:p text:style-name="P3"/>
      <text:p text:style-name="P4">Credenziali</text:p>
      <text:p text:style-name="P15">Qui di seguito vengono riportate le credenziali amministratore e utente per effettuare delle prove di funzionamento</text:p>
      <text:p text:style-name="P16">Amministratore :</text:p>
      <text:p text:style-name="P15">username : admin</text:p>
      <text:p text:style-name="P15"><text:soft-page-break/>password : admin</text:p>
      <text:p text:style-name="P16">Utente semplice :</text:p>
      <text:p text:style-name="P15">username : a</text:p>
      <text:p text:style-name="P15">password : a</text:p>
      <text:p text:style-name="P2"/>
      <text:p text:style-name="P11">Autori</text:p>
      <text:p text:style-name="P1">Dawid Nikodem Piesla</text:p>
      <text:p text:style-name="P1">Enrico Valentini </text:p>
      <text:p text:style-name="P3"/>
      <text:p text:style-name="P2"/>
      <text:p text:style-name="P5"/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wid piesla</meta:initial-creator>
    <dc:creator>Enrico Valentini</dc:creator>
    <meta:editing-cycles>20</meta:editing-cycles>
    <meta:print-date>2022-06-16T16:46:00</meta:print-date>
    <meta:creation-date>2022-06-16T15:30:00</meta:creation-date>
    <dc:date>2022-06-17T18:53:58.39</dc:date>
    <meta:editing-duration>PT22M3S</meta:editing-duration>
    <meta:generator>OpenOffice/4.1.7$Win32 OpenOffice.org_project/417m1$Build-9800</meta:generator>
    <meta:document-statistic meta:table-count="0" meta:image-count="0" meta:object-count="0" meta:page-count="3" meta:paragraph-count="43" meta:word-count="474" meta:character-count="31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